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Normal" style:family="paragraph">
      <style:text-properties fo:font-size="36pt" style:font-size-asian="36pt" style:font-size-complex="36pt"/>
    </style:style>
    <style:style style:name="P3" style:parent-style-name="Normal" style:family="paragraph">
      <style:text-properties fo:font-size="36pt" style:font-size-asian="36pt" style:font-size-complex="36pt"/>
    </style:style>
    <style:style style:name="P4" style:parent-style-name="Normal" style:family="paragraph">
      <style:text-properties fo:font-size="36pt" style:font-size-asian="36pt" style:font-size-complex="36pt"/>
    </style:style>
    <style:style style:name="P5" style:parent-style-name="Normal" style:family="paragraph">
      <style:paragraph-properties fo:break-before="page"/>
      <style:text-properties fo:font-size="36pt" style:font-size-asian="36pt" style:font-size-complex="36pt" fo:hyphenate="true"/>
    </style:style>
    <style:style style:name="TableColumn7" style:family="table-column">
      <style:table-column-properties style:column-width="5.0173in"/>
    </style:style>
    <style:style style:name="TableColumn8" style:family="table-column">
      <style:table-column-properties style:column-width="1.4756in"/>
    </style:style>
    <style:style style:name="Table6" style:family="table">
      <style:table-properties style:width="6.493in" fo:margin-left="0in" table:align="left"/>
    </style:style>
    <style:style style:name="TableRow9" style:family="table-row">
      <style:table-row-properties style:min-row-height="0.3868in"/>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P54" style:parent-style-name="Normal" style:family="paragraph">
      <style:paragraph-properties fo:break-before="page"/>
      <style:text-properties fo:hyphenate="true"/>
    </style:style>
    <style:style style:name="P55" style:parent-style-name="Normal" style:family="paragraph">
      <style:paragraph-properties fo:text-align="center"/>
    </style:style>
    <style:style style:name="P56" style:parent-style-name="Normal" style:family="paragraph">
      <style:paragraph-properties fo:break-before="page"/>
      <style:text-properties fo:hyphenate="true"/>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ListParagraph" style:family="paragraph"/>
    <style:style style:name="P60" style:parent-style-name="Normal" style:family="paragraph">
      <style:paragraph-properties fo:margin-left="0.25in">
        <style:tab-stops/>
      </style:paragraph-properties>
    </style:style>
    <style:style style:name="P61" style:parent-style-name="Normal" style:family="paragraph">
      <style:paragraph-properties fo:margin-left="0.25in">
        <style:tab-stops/>
      </style:paragraph-properties>
    </style:style>
    <style:style style:name="P62" style:parent-style-name="Normal" style:family="paragraph">
      <style:paragraph-properties fo:text-indent="0.25in"/>
    </style:style>
    <style:style style:name="P63" style:parent-style-name="Normal" style:family="paragraph">
      <style:paragraph-properties fo:text-indent="0.25in"/>
    </style:style>
    <style:style style:name="P64" style:parent-style-name="ListParagraph" style:family="paragraph"/>
    <style:style style:name="P65" style:parent-style-name="ListParagraph" style:family="paragraph"/>
    <style:style style:name="P66" style:parent-style-name="Normal" style:family="paragraph">
      <style:paragraph-properties fo:text-align="center"/>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break-before="page"/>
      <style:text-properties fo:hyphenate="true"/>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Normal" style:family="paragraph">
      <style:paragraph-properties fo:break-before="page"/>
      <style:text-properties fo:hyphenate="true"/>
    </style:style>
    <style:style style:name="P90" style:parent-style-name="Normal" style:family="paragraph">
      <style:paragraph-properties style:line-height-at-least="0.1979in" fo:background-color="#011627"/>
      <style:text-properties fo:hyphenate="true"/>
    </style:style>
    <style:style style:name="T9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92"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9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94"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9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9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97"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9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9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00"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0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02"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03"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04"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0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106" style:parent-style-name="Normal" style:family="paragraph">
      <style:paragraph-properties fo:margin-bottom="0in" style:line-height-at-least="0.1979in" fo:background-color="#011627"/>
      <style:text-properties fo:hyphenate="true"/>
    </style:style>
    <style:style style:name="T107"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10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09"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11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11"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1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13"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14"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15"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1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17"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1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19"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20"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21"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2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123" style:parent-style-name="Normal" style:family="paragraph">
      <style:paragraph-properties fo:margin-bottom="0in" style:line-height-at-least="0.1979in" fo:background-color="#011627"/>
      <style:text-properties fo:hyphenate="true"/>
    </style:style>
    <style:style style:name="T124"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12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26"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12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28"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2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30"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31"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32"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3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34"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3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3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37"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38"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39"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4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141" style:parent-style-name="Normal" style:family="paragraph">
      <style:paragraph-properties fo:margin-bottom="0in" style:line-height-at-least="0.1979in" fo:background-color="#011627"/>
      <style:text-properties fo:hyphenate="true"/>
    </style:style>
    <style:style style:name="T142"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14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44"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14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46"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4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4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49"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50"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5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52"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5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54"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55"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5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5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58"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P159" style:parent-style-name="Normal" style:family="paragraph">
      <style:paragraph-properties fo:margin-bottom="0in" style:line-height-at-least="0.1979in" fo:background-color="#011627"/>
      <style:text-properties fo:hyphenate="true"/>
    </style:style>
    <style:style style:name="T16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61"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16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63"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6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65"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66"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67"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6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169" style:parent-style-name="Normal" style:family="paragraph">
      <style:paragraph-properties fo:margin-bottom="0in" style:line-height-at-least="0.1979in" fo:background-color="#011627"/>
      <style:text-properties fo:hyphenate="true"/>
    </style:style>
    <style:style style:name="T170"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17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72"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17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74"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7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7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77"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7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7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80"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8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82"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83"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84"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8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186" style:parent-style-name="Normal" style:family="paragraph">
      <style:paragraph-properties fo:margin-bottom="0in" style:line-height-at-least="0.1979in" fo:background-color="#011627"/>
      <style:text-properties fo:hyphenate="true"/>
    </style:style>
    <style:style style:name="T187"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18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89"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19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91"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9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93"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94"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195"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19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97"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19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199"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00"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01"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0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203" style:parent-style-name="Normal" style:family="paragraph">
      <style:paragraph-properties fo:margin-bottom="0in" style:line-height-at-least="0.1979in" fo:background-color="#011627"/>
      <style:text-properties fo:hyphenate="true"/>
    </style:style>
    <style:style style:name="T204"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20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06"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20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08"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0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10"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11"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12"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1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14"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1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1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17"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1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1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220" style:parent-style-name="Normal" style:family="paragraph">
      <style:paragraph-properties fo:margin-bottom="0in" style:line-height-at-least="0.1979in" fo:background-color="#011627"/>
      <style:text-properties fo:hyphenate="true"/>
    </style:style>
    <style:style style:name="T221"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22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23"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2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25"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26"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27"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2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229" style:parent-style-name="Normal" style:family="paragraph">
      <style:paragraph-properties fo:margin-bottom="0in" style:line-height-at-least="0.1979in" fo:background-color="#011627"/>
      <style:text-properties fo:hyphenate="true"/>
    </style:style>
    <style:style style:name="T230"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23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32"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23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34"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3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3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37"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3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3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40"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4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42"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43"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44"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4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246" style:parent-style-name="Normal" style:family="paragraph">
      <style:paragraph-properties fo:margin-bottom="0in" style:line-height-at-least="0.1979in" fo:background-color="#011627"/>
      <style:text-properties fo:hyphenate="true"/>
    </style:style>
    <style:style style:name="T247"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24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49"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25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51"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252"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25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54"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25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256" style:parent-style-name="Normal" style:family="paragraph">
      <style:paragraph-properties fo:margin-bottom="0in" style:line-height-at-least="0.1979in" fo:background-color="#011627"/>
      <style:text-properties fo:hyphenate="true"/>
    </style:style>
    <style:style style:name="T257"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25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59"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26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61"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6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63"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64"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65"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6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67"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6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69"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70"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71"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7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273" style:parent-style-name="Normal" style:family="paragraph">
      <style:paragraph-properties fo:margin-bottom="0in" style:line-height-at-least="0.1979in" fo:background-color="#011627"/>
      <style:text-properties fo:hyphenate="true"/>
    </style:style>
    <style:style style:name="T274"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27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76"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27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78"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7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80"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81"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82"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8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84"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8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8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87"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8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8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290" style:parent-style-name="Normal" style:family="paragraph">
      <style:paragraph-properties fo:margin-bottom="0in" style:line-height-at-least="0.1979in" fo:background-color="#011627"/>
      <style:text-properties fo:hyphenate="true"/>
    </style:style>
    <style:style style:name="T29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92"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29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94"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29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29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97"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29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29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300" style:parent-style-name="Normal" style:family="paragraph">
      <style:paragraph-properties fo:margin-bottom="0in" style:line-height-at-least="0.1979in" fo:background-color="#011627"/>
      <style:text-properties fo:hyphenate="true"/>
    </style:style>
    <style:style style:name="T301"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30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03"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30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05"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0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07"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08"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09"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1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11"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1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13"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14"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15"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1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317" style:parent-style-name="Normal" style:family="paragraph">
      <style:paragraph-properties fo:margin-bottom="0in" style:line-height-at-least="0.1979in" fo:background-color="#011627"/>
      <style:text-properties fo:hyphenate="true"/>
    </style:style>
    <style:style style:name="T318"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31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20"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32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22"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2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24"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25"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2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2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28"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2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30"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31"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32"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3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334" style:parent-style-name="Normal" style:family="paragraph">
      <style:paragraph-properties fo:margin-bottom="0in" style:line-height-at-least="0.1979in" fo:background-color="#011627"/>
      <style:text-properties fo:hyphenate="true"/>
    </style:style>
    <style:style style:name="T335"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33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37"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33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39"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4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41"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42"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43"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4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45"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4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47"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48"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49"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5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351" style:parent-style-name="Normal" style:family="paragraph">
      <style:paragraph-properties fo:margin-bottom="0in" style:line-height-at-least="0.1979in" fo:background-color="#011627"/>
      <style:text-properties fo:hyphenate="true"/>
    </style:style>
    <style:style style:name="T352"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35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54"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35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56"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5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5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59"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60"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6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362" style:parent-style-name="Normal" style:family="paragraph">
      <style:paragraph-properties fo:margin-bottom="0in" style:line-height-at-least="0.1979in" fo:background-color="#011627"/>
      <style:text-properties fo:hyphenate="true"/>
    </style:style>
    <style:style style:name="T363"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36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65"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36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67"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6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69"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70"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71"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7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73"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7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75"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76"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77"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7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379" style:parent-style-name="Normal" style:family="paragraph">
      <style:paragraph-properties fo:margin-bottom="0in" style:line-height-at-least="0.1979in" fo:background-color="#011627"/>
      <style:text-properties fo:hyphenate="true"/>
    </style:style>
    <style:style style:name="T380"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38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82"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38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84"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38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86"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38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388" style:parent-style-name="Normal" style:family="paragraph">
      <style:paragraph-properties fo:margin-bottom="0in" style:line-height-at-least="0.1979in" fo:background-color="#011627"/>
      <style:text-properties fo:hyphenate="true"/>
    </style:style>
    <style:style style:name="T389"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39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91"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392"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93"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39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95"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96"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397"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39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399"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40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01"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02"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403"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0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405" style:parent-style-name="Normal" style:family="paragraph">
      <style:paragraph-properties fo:margin-bottom="0in" style:line-height-at-least="0.1979in" fo:background-color="#011627"/>
      <style:text-properties fo:hyphenate="true"/>
    </style:style>
    <style:style style:name="T40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07"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40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09"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41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11"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12"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413"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1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415" style:parent-style-name="Normal" style:family="paragraph">
      <style:paragraph-properties fo:margin-bottom="0in" style:line-height-at-least="0.1979in" fo:background-color="#011627"/>
      <style:text-properties fo:hyphenate="true"/>
    </style:style>
    <style:style style:name="T416"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41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18"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419"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20"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42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22"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23"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424"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2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26"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42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2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29"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430"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3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432" style:parent-style-name="Normal" style:family="paragraph">
      <style:paragraph-properties fo:margin-bottom="0in" style:line-height-at-least="0.1979in" fo:background-color="#011627"/>
      <style:text-properties fo:hyphenate="true"/>
    </style:style>
    <style:style style:name="T433"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434"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35"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436"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37"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438"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39"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440"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441" style:parent-style-name="Normal" style:family="paragraph">
      <style:paragraph-properties fo:margin-bottom="0in" style:line-height-at-least="0.1979in" fo:background-color="#011627"/>
      <style:text-properties fo:hyphenate="true"/>
    </style:style>
    <style:style style:name="T442" style:parent-style-name="DefaultParagraphFont" style:family="text">
      <style:text-properties style:font-name="Consolas" style:font-name-asian="Times New Roman" style:font-name-complex="Times New Roman" fo:color="#D6DEEB" style:letter-kerning="false" fo:font-size="10.5pt" style:font-size-asian="10.5pt" style:font-size-complex="10.5pt" style:language-asian="en" style:country-asian="ZA"/>
    </style:style>
    <style:style style:name="T44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44" style:parent-style-name="DefaultParagraphFont" style:family="text">
      <style:text-properties style:font-name="Consolas" style:font-name-asian="Times New Roman" style:font-name-complex="Times New Roman" fo:color="#CAECE6" style:letter-kerning="false" fo:font-size="10.5pt" style:font-size-asian="10.5pt" style:font-size-complex="10.5pt" style:language-asian="en" style:country-asian="ZA"/>
    </style:style>
    <style:style style:name="T445"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46"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44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48"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49"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450"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51"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52" style:parent-style-name="DefaultParagraphFont" style:family="text">
      <style:text-properties style:font-name="Consolas" style:font-name-asian="Times New Roman" style:font-name-complex="Times New Roman" fo:font-style="italic" style:font-style-asian="italic" style:font-style-complex="italic" fo:color="#C5E478" style:letter-kerning="false" fo:font-size="10.5pt" style:font-size-asian="10.5pt" style:font-size-complex="10.5pt" style:language-asian="en" style:country-asian="ZA"/>
    </style:style>
    <style:style style:name="T453"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T454"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55" style:parent-style-name="DefaultParagraphFont" style:family="text">
      <style:text-properties style:font-name="Consolas" style:font-name-asian="Times New Roman" style:font-name-complex="Times New Roman" fo:color="#ECC48D" style:letter-kerning="false" fo:font-size="10.5pt" style:font-size-asian="10.5pt" style:font-size-complex="10.5pt" style:language-asian="en" style:country-asian="ZA"/>
    </style:style>
    <style:style style:name="T456" style:parent-style-name="DefaultParagraphFont" style:family="text">
      <style:text-properties style:font-name="Consolas" style:font-name-asian="Times New Roman" style:font-name-complex="Times New Roman" fo:color="#D9F5DD" style:letter-kerning="false" fo:font-size="10.5pt" style:font-size-asian="10.5pt" style:font-size-complex="10.5pt" style:language-asian="en" style:country-asian="ZA"/>
    </style:style>
    <style:style style:name="T457" style:parent-style-name="DefaultParagraphFont" style:family="text">
      <style:text-properties style:font-name="Consolas" style:font-name-asian="Times New Roman" style:font-name-complex="Times New Roman" fo:color="#7FDBCA" style:letter-kerning="false" fo:font-size="10.5pt" style:font-size-asian="10.5pt" style:font-size-complex="10.5pt" style:language-asian="en" style:country-asian="ZA"/>
    </style:style>
    <style:style style:name="P458" style:parent-style-name="Normal" style:family="paragraph">
      <style:paragraph-properties fo:break-before="page"/>
      <style:text-properties fo:hyphenate="true"/>
    </style:style>
    <style:style style:name="T459" style:parent-style-name="DefaultParagraphFont" style:family="text">
      <style:text-properties fo:language="en" fo:country="US"/>
    </style:style>
    <style:style style:name="T460" style:parent-style-name="DefaultParagraphFont" style:family="text">
      <style:text-properties fo:font-style="italic" style:font-style-asian="italic" style:font-style-complex="italic" fo:language="en" fo:country="U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T464" style:parent-style-name="DefaultParagraphFont" style:family="text">
      <style:text-properties style:text-underline-type="single" style:text-underline-style="solid" style:text-underline-width="auto" style:text-underline-mode="continuou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font-style="italic" style:font-style-asian="italic" style:font-style-complex="italic" fo:language="en" fo:country="U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style:text-underline-type="single" style:text-underline-style="solid" style:text-underline-width="auto" style:text-underline-mode="continuou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office:automatic-styles>
  <office:body>
    <office:text text:use-soft-page-breaks="true">
      <text:p text:style-name="P1">Kabelo Mabaso</text:p>
      <text:p text:style-name="P2">ST10372818</text:p>
      <text:p text:style-name="P3">WEDE5020</text:p>
      <text:p text:style-name="P4">Part 3</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P11">Content</text:p>
          </table:table-cell>
          <table:table-cell table:style-name="TableCell12">
            <text:p text:style-name="P13">Page</text:p>
          </table:table-cell>
        </table:table-row>
        <table:table-row table:style-name="TableRow14">
          <table:table-cell table:style-name="TableCell15">
            <text:p text:style-name="P16">Part 1 Documentation</text:p>
          </table:table-cell>
          <table:table-cell table:style-name="TableCell17">
            <text:p text:style-name="P18">3</text:p>
          </table:table-cell>
        </table:table-row>
        <table:table-row table:style-name="TableRow19">
          <table:table-cell table:style-name="TableCell20">
            <text:p text:style-name="P21">Part 1 Documentation Improvements</text:p>
          </table:table-cell>
          <table:table-cell table:style-name="TableCell22">
            <text:p text:style-name="P23">4</text:p>
          </table:table-cell>
        </table:table-row>
        <table:table-row table:style-name="TableRow24">
          <table:table-cell table:style-name="TableCell25">
            <text:p text:style-name="P26">Part 1 Website Improvements</text:p>
          </table:table-cell>
          <table:table-cell table:style-name="TableCell27">
            <text:p text:style-name="P28">5</text:p>
          </table:table-cell>
        </table:table-row>
        <table:table-row table:style-name="TableRow29">
          <table:table-cell table:style-name="TableCell30">
            <text:p text:style-name="P31">Part 2 Improvements Documentation</text:p>
          </table:table-cell>
          <table:table-cell table:style-name="TableCell32">
            <text:p text:style-name="P33">6</text:p>
          </table:table-cell>
        </table:table-row>
        <table:table-row table:style-name="TableRow34">
          <table:table-cell table:style-name="TableCell35">
            <text:p text:style-name="P36">Part 2 Website Improvements</text:p>
          </table:table-cell>
          <table:table-cell table:style-name="TableCell37">
            <text:p text:style-name="P38">8</text:p>
          </table:table-cell>
        </table:table-row>
        <table:table-row table:style-name="TableRow39">
          <table:table-cell table:style-name="TableCell40">
            <text:p text:style-name="P41">SEOs</text:p>
          </table:table-cell>
          <table:table-cell table:style-name="TableCell42">
            <text:p text:style-name="P43">9</text:p>
          </table:table-cell>
        </table:table-row>
        <table:table-row table:style-name="TableRow44">
          <table:table-cell table:style-name="TableCell45">
            <text:p text:style-name="P46">References</text:p>
          </table:table-cell>
          <table:table-cell table:style-name="TableCell47">
            <text:p text:style-name="P48">11</text:p>
          </table:table-cell>
        </table:table-row>
        <table:table-row table:style-name="TableRow49">
          <table:table-cell table:style-name="TableCell50">
            <text:p text:style-name="P51"/>
          </table:table-cell>
          <table:table-cell table:style-name="TableCell52">
            <text:p text:style-name="P53"/>
          </table:table-cell>
        </table:table-row>
      </table:table>
      <text:p text:style-name="Normal"/>
      <text:p text:style-name="P54"/>
      <text:p text:style-name="Normal">**Empowering Men: Navigating the Journey of Mental Wellness**</text:p>
      <text:p text:style-name="Normal"/>
      <text:p text:style-name="Normal">In a world that often puts overwhelming pressure on individuals to conform to societal norms, it's paramount to recognize that men, too, face unique challenges that<text:s/>require attention, care, and support. Enter our non-profit organization (NPO), which is dedicated to providing life coaching and mental wellness services to boys and men. Our mission transcends traditional notions of masculinity, giving men the space and resources to express, heal, and grow.</text:p>
      <text:p text:style-name="Normal"/>
      <text:p text:style-name="Normal">Every day, our NPO touches the lives of countless individuals. We offer personalized life coaching sessions, tailored to address the unique challenges men face in their personal and professional lives. These sessions empower them to identify their strengths, address their weaknesses, and build a life anchored in purpose and fulfilment. In addition, recognizing that mental health is a cornerstone of overall well-being, we provide a variety of therapeutic programs. From group therapy sessions that build a sense of community to one-on-one counselling, we cater to the diverse needs of our clients, ensuring they have a safe and nurturing environment to navigate their emotions.</text:p>
      <text:p text:style-name="Normal"/>
      <text:p text:style-name="Normal">Moreover, our commitment to the well-being of men goes beyond coaching and therapy. As a charity, we are actively involved in numerous outreach programs aimed at aiding those in need. We believe in giving back to the community, and through our charity initiatives, we provide everything from financial assistance to educational resources, ensuring that every man, regardless of his background or circumstances, has a chance to thrive.</text:p>
      <text:p text:style-name="Normal"/>
      <text:p text:style-name="Normal">Our impact is felt daily. From the teenager struggling with identity issues who finds solace in our group therapy sessions, to the middle-aged man navigating a midlife crisis who discovers a renewed sense of purpose through our life coaching, we are making a difference. Our NPO stands as a testament to the fact that when we acknowledge and address the mental and emotional needs of men, we pave the way for healthier, more resilient communities. In empowering men, we uplift society.</text:p>
      <text:p text:style-name="Normal"/>
      <text:p text:style-name="Normal"/>
      <text:p text:style-name="Normal">*Expanding the Reach with Digital Platforms:* <text:s/></text:p>
      <text:p text:style-name="Normal">Recognizing the growing reliance on digital modes of communication, we are in the initial stages of launching a dedicated app. This will facilitate easier access to our resources, counseling sessions, and community discussions, ensuring support is just a tap away. The app will also feature inspirational stories, self-help tools, and daily mental wellness challenges.</text:p>
      <text:p text:style-name="Normal"/>
      <text:p text:style-name="Normal"/>
      <text:p text:style-name="Normal"/>
      <text:p text:style-name="P55">Updated content</text:p>
      <text:p text:style-name="Normal">Wellness Workshops:</text:p>
      <text:p text:style-name="Normal">We are considering introducing monthly wellness workshops. These will cover a variety of topics, from stress management and mindfulness practices to communication skills and emotional intelligence. Collaborating with experts from various fields, these workshops aim to provide holistic strategies for managing life's complexities.</text:p>
      <text:p text:style-name="Normal"/>
      <text:p text:style-name="Normal">Mentorship Programs: <text:s/></text:p>
      <text:p text:style-name="Normal">Bridging generational gaps is crucial. We're exploring a mentorship program, pairing younger participants with older, more experienced mentors. This exchange of perspectives and experiences is designed to foster mutual growth, understanding, and support.</text:p>
      <text:p text:style-name="Normal"/>
      <text:p text:style-name="Normal">With every new initiative, our objective remains clear – to provide boys and men with the resources, skills, and community support they need to navigate the challenges of modern life with confidence, purpose, and resilience. As we look ahead, we're filled with hope and determination, inspired by the transformations we witness daily. Your suggestions and feedback are always welcome, as they help shape the future of Empowering Men.<text:line-break/></text:p>
      <text:p text:style-name="P56"/>
      <text:p text:style-name="P57">Part 2</text:p>
      <text:p text:style-name="P58">Improvements to the Part 1.</text:p>
      <text:p text:style-name="Normal">From my Part 1, I changed the structure of the HTML for all the webpages. I added the following tags, &lt;head&gt;, &lt;header&gt;, &lt;body&gt;, &lt;main&gt; and the &lt;footer&gt; tag.</text:p>
      <text:list text:style-name="LFO1" text:continue-numbering="true">
        <text:list-item>
          <text:p text:style-name="P59">Home Page - HTML</text:p>
        </text:list-item>
      </text:list>
      <text:p text:style-name="P60">Every webpage has the same elements from line 3 – 7. This is the meta charset, which is set to UTF-8. I also added a viewpoint for the page with a scale set to 1.0. Line 7 it’s where I created a link for the stylesheet of the<text:s/>home webpage, which contains the CSS for the webpage.</text:p>
      <text:p text:style-name="P61">I also changed line 12 – 14 that’s the &lt;header&gt; which contains &lt;h1&gt;. The &lt;nav&gt; is on line 16 – 22, which contains links that join webpages together. The &lt;main&gt; starts from line 24 – 36, with a &lt;div&gt; that holds the page’s content. And I changed the logo for the website and added a different class (hero) on line 26.</text:p>
      <text:p text:style-name="P62">The &lt;footer&gt; contain the copyright is on line 38 – 14.</text:p>
      <text:p text:style-name="P63"/>
      <text:list text:style-name="LFO1" text:continue-numbering="true">
        <text:list-item>
          <text:p text:style-name="P64">News Page &amp; Services Page – HTML.</text:p>
        </text:list-item>
      </text:list>
      <text:p text:style-name="ListParagraph">I changed the content from line 22 – 31, I<text:s/>added a &lt;main&gt; which is from line 22 – 31. I added a service-item class for services.</text:p>
      <text:p text:style-name="ListParagraph"/>
      <text:p text:style-name="ListParagraph"/>
      <text:list text:style-name="LFO1" text:continue-numbering="true">
        <text:list-item>
          <text:p text:style-name="P65">Contact Page – HTML.</text:p>
        </text:list-item>
      </text:list>
      <text:p text:style-name="ListParagraph">The &lt;main&gt; is on line 22 – 43 , and added &lt;h3&gt; on line 26. From line 27 – 31, is the &lt;address&gt;. I changed the physical address and updated a new one. I also add a section where you could fill in forms or send your input concerning our program. The &lt;form. Is from 36 – 41.</text:p>
      <text:p text:style-name="Normal">After editing the structures of all the webpages which was basically almost the same, I created unique stylesheets for every webpage.</text:p>
      <text:p text:style-name="Normal"><text:s/></text:p>
      <text:p text:style-name="P66">The Stylesheets.</text:p>
      <text:p text:style-name="Normal">For every webpage I added different background images. <text:s/>I also added, under the &lt;nav&gt; element, I added a justify-content: space-around which will put space in between the links on the website. Under the main, I changed the padding from 0 10px to 2rem.</text:p>
      <text:p text:style-name="Normal">Under the container class, I changed the colour background to (255, 255, 255, 0.321). I also added a box-shadow.<text:s/></text:p>
      <text:p text:style-name="Normal">I added a media query for tablets and phones, with a minimum width of 960px.<text:line-break/></text:p>
      <text:p text:style-name="Normal"/>
      <text:soft-page-break/>
      <text:p text:style-name="P67">Part 3</text:p>
      <text:p text:style-name="P68">Improvements to the Part 2 Content</text:p>
      <text:p text:style-name="Normal">I updated the content and added new articles.</text:p>
      <text:p text:style-name="P69"/>
      <text:p text:style-name="P70">In the ever-evolving landscape of mental wellness and personal development, Empowering Men continues to stand at the forefront, with a steadfast commitment to creating a positive impact on the manhood of young men. Our recent updates reflect a dynamic approach to address the unique challenges faced by boys and men in today's society.</text:p>
      <text:p text:style-name="P71"/>
      <text:p text:style-name="P72">Digital Integration for Accessibility: <text:s/></text:p>
      <text:p text:style-name="P73">One of the noteworthy updates is the launch of our dedicated mobile app. In an age where connectivity is paramount, this app serves as a bridge, ensuring that our life coaching sessions, mental wellness resources, and community support are just a click away. This digital integration not only enhances accessibility but also aligns with our mission to meet individuals where they are, both physically and technologically.</text:p>
      <text:p text:style-name="P74"/>
      <text:p text:style-name="P75">Monthly Wellness Workshops: <text:s/></text:p>
      <text:p text:style-name="P76">In response to the evolving needs of our participants, we have introduced monthly wellness workshops. These workshops delve into diverse<text:s/>topics, ranging from stress management techniques to fostering emotional intelligence. By collaborating with experts in the field, we aim to equip young men with practical skills that empower them to navigate the complexities of life with resilience and confidence.</text:p>
      <text:p text:style-name="P77"/>
      <text:p text:style-name="P78">Mentorship Programs Nurturing Tomorrow's Leaders: <text:s/></text:p>
      <text:p text:style-name="P79">Empowering Men recognizes the importance of intergenerational connections. Our forthcoming mentorship program seeks to pair young participants with experienced mentors, fostering a symbiotic exchange of wisdom and perspectives. Through this initiative, we aim to shape not just individuals but future leaders who embody strength, compassion, and a deep sense of purpose.</text:p>
      <text:p text:style-name="P80"/>
      <text:p text:style-name="P81">Impactful Change Through Personal Growth:</text:p>
      <text:p text:style-name="P82">The heart of our program lies in its ability to instigate impactful change through personal growth. By offering life coaching sessions that are tailored to the individual, we empower young men to recognize and leverage their unique strengths. This personalized approach is proving instrumental in fostering a generation of men who are not only self-aware but also capable of positively influencing their communities.</text:p>
      <text:p text:style-name="P83"/>
      <text:soft-page-break/>
      <text:p text:style-name="P84">As we navigate these updates, we remain deeply committed to our core mission of transforming lives. Empowering Men is not just a program; it's a movement dedicated to reshaping the narrative of manhood, one life at a time. With a vision firmly rooted in compassion, resilience, and empowerment, we look forward to the continued growth and evolution of Empowering Men, shaping a brighter and more empowered future for all.</text:p>
      <text:p text:style-name="P85"><text:line-break/></text:p>
      <text:p text:style-name="P86"/>
      <text:p text:style-name="P87"/>
      <text:p text:style-name="P88">Improvements to Part 2 Website</text:p>
      <text:p text:style-name="Normal">For Part 3, I added a new HTML file for logging in. This will require the user to type in his/her username and password. Once the user has successfully logged in, he/she will be directed to the website’s homepage. I also added a moving text using external JavaScript which is written “Welcome to Empowering Men”. The login JavaScript is responsible for identifying whether the user as inputted his/her credentials to login the website.<text:s/></text:p>
      <text:p text:style-name="Normal">Once the user has logged in, I’ve added a button for a link that takes you to our WhatsApp Page and the other button is used as time and date stamp. The two buttons are located in the footer of the webpage.</text:p>
      <text:p text:style-name="Normal"/>
      <text:p text:style-name="Normal">And also within the header division, I added icons to my hyperlinks just to make my webpage more stylish. I also added a new webpage (BLOG). On this webpage the user can find information like our monthly wellness workshops and other articles. This HTML file uses it’s own CSS stylesheet. Within the footer, I added and embed google form which can filled in by the user and the response will be directed to me. I used an iframe to implement it.</text:p>
      <text:p text:style-name="Normal"/>
      <text:p text:style-name="Normal">I changed the footer for the service, contact, news and about us webpage, I added a phrase “Personalized Life Coaching &amp; Therapy” but this differs from one webpage to another. On the Contact webpage, I added an HTML form which grants the user accessibility to input their name, email address, type in a short message then send the validation form. This form cannot be sent if the user didn’t enter the specified requirements. I added a new JavaScript “formValidation”, this script is responsible when the user tries to send a direct message on the Contact page.<text:s/></text:p>
      <text:p text:style-name="Normal"><text:line-break/>I added meta description and keywords meta tags to provide a concise description of the pages and relevant keywords. This will help search engines understand the content and improve ranking potential.</text:p>
      <text:p text:style-name="Normal"/>
      <text:p text:style-name="P89"/>
      <text:p text:style-name="Normal"/>
      <text:p text:style-name="Normal">This is how I added an SEO to the webpages.</text:p>
      <text:p text:style-name="Normal">Home</text:p>
      <text:p text:style-name="P90">From line 4 – 8, I added the &lt;meta&gt; tag with a charset=UFT-8.<text:s/><text:span text:style-name="T91">&lt;</text:span><text:span text:style-name="T92">meta</text:span><text:span text:style-name="T93"><text:s/></text:span><text:span text:style-name="T94">http-equiv</text:span><text:span text:style-name="T95">=</text:span><text:span text:style-name="T96">"</text:span><text:span text:style-name="T97">X-UA-Compatible</text:span><text:span text:style-name="T98">"</text:span><text:span text:style-name="T99"><text:s/></text:span><text:span text:style-name="T100">content</text:span><text:span text:style-name="T101">=</text:span><text:span text:style-name="T102">"</text:span><text:span text:style-name="T103">IE=edge</text:span><text:span text:style-name="T104">"</text:span><text:span text:style-name="T105">&gt;</text:span></text:p>
      <text:p text:style-name="P106"><text:span text:style-name="T107">   <text:s/></text:span><text:span text:style-name="T108">&lt;</text:span><text:span text:style-name="T109">meta</text:span><text:span text:style-name="T110"><text:s/></text:span><text:span text:style-name="T111">name</text:span><text:span text:style-name="T112">=</text:span><text:span text:style-name="T113">"</text:span><text:span text:style-name="T114">viewport</text:span><text:span text:style-name="T115">"</text:span><text:span text:style-name="T116"><text:s/></text:span><text:span text:style-name="T117">content</text:span><text:span text:style-name="T118">=</text:span><text:span text:style-name="T119">"</text:span><text:span text:style-name="T120">width=device-width, initial-scale=1.0</text:span><text:span text:style-name="T121">"</text:span><text:span text:style-name="T122">&gt;</text:span></text:p>
      <text:p text:style-name="P123"><text:span text:style-name="T124">   <text:s/></text:span><text:span text:style-name="T125">&lt;</text:span><text:span text:style-name="T126">meta</text:span><text:span text:style-name="T127"><text:s/></text:span><text:span text:style-name="T128">name</text:span><text:span text:style-name="T129">=</text:span><text:span text:style-name="T130">"</text:span><text:span text:style-name="T131">description</text:span><text:span text:style-name="T132">"</text:span><text:span text:style-name="T133"><text:s/></text:span><text:span text:style-name="T134">content</text:span><text:span text:style-name="T135">=</text:span><text:span text:style-name="T136">"</text:span><text:span text:style-name="T137">Empowering Men - Your first step to<text:s/></text:span><text:span text:style-name="T138">healing. Discover transformative therapy and life-coaching services for men and boys.</text:span><text:span text:style-name="T139">"</text:span><text:span text:style-name="T140">&gt;</text:span></text:p>
      <text:p text:style-name="P141"><text:span text:style-name="T142">   <text:s/></text:span><text:span text:style-name="T143">&lt;</text:span><text:span text:style-name="T144">meta</text:span><text:span text:style-name="T145"><text:s/></text:span><text:span text:style-name="T146">name</text:span><text:span text:style-name="T147">=</text:span><text:span text:style-name="T148">"</text:span><text:span text:style-name="T149">keywords</text:span><text:span text:style-name="T150">"</text:span><text:span text:style-name="T151"><text:s/></text:span><text:span text:style-name="T152">content</text:span><text:span text:style-name="T153">=</text:span><text:span text:style-name="T154">"</text:span><text:span text:style-name="T155">Empowering Men, therapy, life-coaching, mental wellness, men's support</text:span><text:span text:style-name="T156">"</text:span><text:span text:style-name="T157">&gt;</text:span><text:span text:style-name="T158"><text:s/></text:span></text:p>
      <text:p text:style-name="Normal">Service</text:p>
      <text:p text:style-name="P159"><text:span text:style-name="T160">&lt;</text:span><text:span text:style-name="T161">meta</text:span><text:span text:style-name="T162"><text:s/></text:span><text:span text:style-name="T163">charset</text:span><text:span text:style-name="T164">=</text:span><text:span text:style-name="T165">"</text:span><text:span text:style-name="T166">UTF-8</text:span><text:span text:style-name="T167">"</text:span><text:span text:style-name="T168">&gt;</text:span></text:p>
      <text:p text:style-name="P169"><text:span text:style-name="T170">   <text:s/></text:span><text:span text:style-name="T171">&lt;</text:span><text:span text:style-name="T172">meta</text:span><text:span text:style-name="T173"><text:s/></text:span><text:span text:style-name="T174">name</text:span><text:span text:style-name="T175">=</text:span><text:span text:style-name="T176">"</text:span><text:span text:style-name="T177">viewport</text:span><text:span text:style-name="T178">"</text:span><text:span text:style-name="T179"><text:s/></text:span><text:span text:style-name="T180">content</text:span><text:span text:style-name="T181">=</text:span><text:span text:style-name="T182">"</text:span><text:span text:style-name="T183">width=device-width, initial-scale=1.0</text:span><text:span text:style-name="T184">"</text:span><text:span text:style-name="T185">&gt;</text:span></text:p>
      <text:p text:style-name="P186"><text:span text:style-name="T187">   <text:s/></text:span><text:span text:style-name="T188">&lt;</text:span><text:span text:style-name="T189">meta</text:span><text:span text:style-name="T190"><text:s/></text:span><text:span text:style-name="T191">name</text:span><text:span text:style-name="T192">=</text:span><text:span text:style-name="T193">"</text:span><text:span text:style-name="T194">description</text:span><text:span text:style-name="T195">"</text:span><text:span text:style-name="T196"><text:s/></text:span><text:span text:style-name="T197">content</text:span><text:span text:style-name="T198">=</text:span><text:span text:style-name="T199">"</text:span><text:span text:style-name="T200">Empowering Men offers therapy, counseling, depression help, charity outreach, and online sessions to support mental well-being.</text:span><text:span text:style-name="T201">"</text:span><text:span text:style-name="T202">&gt;</text:span></text:p>
      <text:p text:style-name="P203"><text:span text:style-name="T204">   <text:s/></text:span><text:span text:style-name="T205">&lt;</text:span><text:span text:style-name="T206">meta</text:span><text:span text:style-name="T207"><text:s/></text:span><text:span text:style-name="T208">name</text:span><text:span text:style-name="T209">=</text:span><text:span text:style-name="T210">"</text:span><text:span text:style-name="T211">keywords</text:span><text:span text:style-name="T212">"</text:span><text:span text:style-name="T213"><text:s/></text:span><text:span text:style-name="T214">content</text:span><text:span text:style-name="T215">=</text:span><text:span text:style-name="T216">"</text:span><text:span text:style-name="T217">Empowering Men, therapy, counseling, depression, mental health, charity, online sessions</text:span><text:span text:style-name="T218">"</text:span><text:span text:style-name="T219">&gt;</text:span></text:p>
      <text:p text:style-name="Normal"/>
      <text:p text:style-name="Normal">About<text:s/></text:p>
      <text:p text:style-name="P220"><text:span text:style-name="T221">meta</text:span><text:span text:style-name="T222"><text:s/></text:span><text:span text:style-name="T223">charset</text:span><text:span text:style-name="T224">=</text:span><text:span text:style-name="T225">"</text:span><text:span text:style-name="T226">UTF-8</text:span><text:span text:style-name="T227">"</text:span><text:span text:style-name="T228">&gt;</text:span></text:p>
      <text:p text:style-name="P229"><text:span text:style-name="T230">   <text:s/></text:span><text:span text:style-name="T231">&lt;</text:span><text:span text:style-name="T232">meta</text:span><text:span text:style-name="T233"><text:s/></text:span><text:span text:style-name="T234">name</text:span><text:span text:style-name="T235">=</text:span><text:span text:style-name="T236">"</text:span><text:span text:style-name="T237">viewport</text:span><text:span text:style-name="T238">"</text:span><text:span text:style-name="T239"><text:s/></text:span><text:span text:style-name="T240">content</text:span><text:span text:style-name="T241">=</text:span><text:span text:style-name="T242">"</text:span><text:span text:style-name="T243">width=device-width, initial-scale=1.0</text:span><text:span text:style-name="T244">"</text:span><text:span text:style-name="T245">&gt;</text:span></text:p>
      <text:p text:style-name="P246"><text:span text:style-name="T247">   <text:s/></text:span><text:span text:style-name="T248">&lt;</text:span><text:span text:style-name="T249">title</text:span><text:span text:style-name="T250">&gt;</text:span><text:span text:style-name="T251">About Empowering Men -<text:s/></text:span><text:span text:style-name="T252">Personalized Life Coaching &amp; Therapy</text:span><text:span text:style-name="T253">&lt;/</text:span><text:span text:style-name="T254">title</text:span><text:span text:style-name="T255">&gt;</text:span></text:p>
      <text:p text:style-name="P256"><text:span text:style-name="T257">   <text:s/></text:span><text:span text:style-name="T258">&lt;</text:span><text:span text:style-name="T259">meta</text:span><text:span text:style-name="T260"><text:s/></text:span><text:span text:style-name="T261">name</text:span><text:span text:style-name="T262">=</text:span><text:span text:style-name="T263">"</text:span><text:span text:style-name="T264">description</text:span><text:span text:style-name="T265">"</text:span><text:span text:style-name="T266"><text:s/></text:span><text:span text:style-name="T267">content</text:span><text:span text:style-name="T268">=</text:span><text:span text:style-name="T269">"</text:span><text:span text:style-name="T270">Learn about Empowering Men, an NPO offering personalized life coaching and therapy for men. Our mission is to empower men to build a purposeful and fulfilling life.</text:span><text:span text:style-name="T271">"</text:span><text:span text:style-name="T272">&gt;</text:span></text:p>
      <text:p text:style-name="P273"><text:span text:style-name="T274">   <text:s/></text:span><text:span text:style-name="T275">&lt;</text:span><text:span text:style-name="T276">meta</text:span><text:span text:style-name="T277"><text:s/></text:span><text:span text:style-name="T278">name</text:span><text:span text:style-name="T279">=</text:span><text:span text:style-name="T280">"</text:span><text:span text:style-name="T281">keywords</text:span><text:span text:style-name="T282">"</text:span><text:span text:style-name="T283"><text:s/></text:span><text:span text:style-name="T284">content</text:span><text:span text:style-name="T285">=</text:span><text:span text:style-name="T286">"</text:span><text:span text:style-name="T287">Empowering Men, life coaching, therapy for men, personal development, mental health, NPO</text:span><text:span text:style-name="T288">"</text:span><text:span text:style-name="T289">&gt;</text:span></text:p>
      <text:p text:style-name="Normal"/>
      <text:p text:style-name="Normal">Blog</text:p>
      <text:p text:style-name="P290"><text:span text:style-name="T291">&lt;</text:span><text:span text:style-name="T292">meta</text:span><text:span text:style-name="T293"><text:s/></text:span><text:span text:style-name="T294">charset</text:span><text:span text:style-name="T295">=</text:span><text:span text:style-name="T296">"</text:span><text:span text:style-name="T297">UTF-8</text:span><text:span text:style-name="T298">"</text:span><text:span text:style-name="T299">&gt;</text:span></text:p>
      <text:p text:style-name="P300"><text:span text:style-name="T301">   <text:s/></text:span><text:span text:style-name="T302">&lt;</text:span><text:span text:style-name="T303">meta</text:span><text:span text:style-name="T304"><text:s/></text:span><text:span text:style-name="T305">name</text:span><text:span text:style-name="T306">=</text:span><text:span text:style-name="T307">"</text:span><text:span text:style-name="T308">viewport</text:span><text:span text:style-name="T309">"</text:span><text:span text:style-name="T310"><text:s/></text:span><text:span text:style-name="T311">content</text:span><text:span text:style-name="T312">=</text:span><text:span text:style-name="T313">"</text:span><text:span text:style-name="T314">width=device-width, initial-scale=1.0</text:span><text:span text:style-name="T315">"</text:span><text:span text:style-name="T316">&gt;</text:span></text:p>
      <text:p text:style-name="P317"><text:span text:style-name="T318">   <text:s/></text:span><text:span text:style-name="T319">&lt;</text:span><text:span text:style-name="T320">meta</text:span><text:span text:style-name="T321"><text:s/></text:span><text:span text:style-name="T322">name</text:span><text:span text:style-name="T323">=</text:span><text:span text:style-name="T324">"</text:span><text:span text:style-name="T325">description</text:span><text:span text:style-name="T326">"</text:span><text:span text:style-name="T327"><text:s/></text:span><text:span text:style-name="T328">content</text:span><text:span text:style-name="T329">=</text:span><text:span text:style-name="T330">"</text:span><text:span text:style-name="T331">Empowering Men's Blog - Explore articles on mental health, therapy, and empowerment.</text:span><text:span text:style-name="T332">"</text:span><text:span text:style-name="T333">&gt;</text:span></text:p>
      <text:p text:style-name="P334"><text:span text:style-name="T335">   <text:s/></text:span><text:span text:style-name="T336">&lt;</text:span><text:span text:style-name="T337">meta</text:span><text:span text:style-name="T338"><text:s/></text:span><text:span text:style-name="T339">name</text:span><text:span text:style-name="T340">=</text:span><text:span text:style-name="T341">"</text:span><text:span text:style-name="T342">keywords</text:span><text:span text:style-name="T343">"</text:span><text:span text:style-name="T344"><text:s/></text:span><text:span text:style-name="T345">content</text:span><text:span text:style-name="T346">=</text:span><text:span text:style-name="T347">"</text:span><text:span text:style-name="T348">Empowering Men, blog, mental health, therapy, empowerment</text:span><text:span text:style-name="T349">"</text:span><text:span text:style-name="T350">&gt;</text:span></text:p>
      <text:p text:style-name="Normal"/>
      <text:soft-page-break/>
      <text:p text:style-name="Normal">Contact</text:p>
      <text:p text:style-name="P351"><text:span text:style-name="T352"> </text:span><text:span text:style-name="T353">&lt;</text:span><text:span text:style-name="T354">meta</text:span><text:span text:style-name="T355"><text:s/></text:span><text:span text:style-name="T356">charset</text:span><text:span text:style-name="T357">=</text:span><text:span text:style-name="T358">"</text:span><text:span text:style-name="T359">UTF-8</text:span><text:span text:style-name="T360">"</text:span><text:span text:style-name="T361">&gt;</text:span></text:p>
      <text:p text:style-name="P362"><text:span text:style-name="T363">   <text:s/></text:span><text:span text:style-name="T364">&lt;</text:span><text:span text:style-name="T365">meta</text:span><text:span text:style-name="T366"><text:s/></text:span><text:span text:style-name="T367">name</text:span><text:span text:style-name="T368">=</text:span><text:span text:style-name="T369">"</text:span><text:span text:style-name="T370">viewport</text:span><text:span text:style-name="T371">"</text:span><text:span text:style-name="T372"><text:s/></text:span><text:span text:style-name="T373">content</text:span><text:span text:style-name="T374">=</text:span><text:span text:style-name="T375">"</text:span><text:span text:style-name="T376">width=device-width, initial-scale=1.0</text:span><text:span text:style-name="T377">"</text:span><text:span text:style-name="T378">&gt;</text:span></text:p>
      <text:p text:style-name="P379"><text:span text:style-name="T380">   <text:s/></text:span><text:span text:style-name="T381">&lt;</text:span><text:span text:style-name="T382">title</text:span><text:span text:style-name="T383">&gt;</text:span><text:span text:style-name="T384">Empowering Men - Contact</text:span><text:span text:style-name="T385">&lt;/</text:span><text:span text:style-name="T386">title</text:span><text:span text:style-name="T387">&gt;</text:span></text:p>
      <text:p text:style-name="P388"><text:span text:style-name="T389">   <text:s/></text:span><text:span text:style-name="T390">&lt;</text:span><text:span text:style-name="T391">meta</text:span><text:span text:style-name="T392"><text:s/></text:span><text:span text:style-name="T393">name</text:span><text:span text:style-name="T394">=</text:span><text:span text:style-name="T395">"</text:span><text:span text:style-name="T396">description</text:span><text:span text:style-name="T397">"</text:span><text:span text:style-name="T398"><text:s/></text:span><text:span text:style-name="T399">content</text:span><text:span text:style-name="T400">=</text:span><text:span text:style-name="T401">"</text:span><text:span text:style-name="T402">Contact Empowering Men Clinic for appointments and inquiries. Address, email, and phone contact details are provided. Get in touch with us today.</text:span><text:span text:style-name="T403">"</text:span><text:span text:style-name="T404">&gt;</text:span></text:p>
      <text:p text:style-name="Normal"/>
      <text:p text:style-name="Normal">News</text:p>
      <text:p text:style-name="P405"><text:span text:style-name="T406">&lt;</text:span><text:span text:style-name="T407">meta</text:span><text:span text:style-name="T408"><text:s/></text:span><text:span text:style-name="T409">charset</text:span><text:span text:style-name="T410">=</text:span><text:span text:style-name="T411">"</text:span><text:span text:style-name="T412">UTF-8</text:span><text:span text:style-name="T413">"</text:span><text:span text:style-name="T414">&gt;</text:span></text:p>
      <text:p text:style-name="P415"><text:span text:style-name="T416">   <text:s/></text:span><text:span text:style-name="T417">&lt;</text:span><text:span text:style-name="T418">meta</text:span><text:span text:style-name="T419"><text:s/></text:span><text:span text:style-name="T420">name</text:span><text:span text:style-name="T421">=</text:span><text:span text:style-name="T422">"</text:span><text:span text:style-name="T423">viewport</text:span><text:span text:style-name="T424">"</text:span><text:span text:style-name="T425"><text:s/></text:span><text:span text:style-name="T426">content</text:span><text:span text:style-name="T427">=</text:span><text:span text:style-name="T428">"</text:span><text:span text:style-name="T429">width=device-width, initial-scale=1.0</text:span><text:span text:style-name="T430">"</text:span><text:span text:style-name="T431">&gt;</text:span></text:p>
      <text:p text:style-name="P432"><text:span text:style-name="T433">   <text:s/></text:span><text:span text:style-name="T434">&lt;</text:span><text:span text:style-name="T435">title</text:span><text:span text:style-name="T436">&gt;</text:span><text:span text:style-name="T437">Empowering Men - Life Coaching &amp; Personal Growth News</text:span><text:span text:style-name="T438">&lt;/</text:span><text:span text:style-name="T439">title</text:span><text:span text:style-name="T440">&gt;</text:span></text:p>
      <text:p text:style-name="P441"><text:span text:style-name="T442">   <text:s/></text:span><text:span text:style-name="T443">&lt;</text:span><text:span text:style-name="T444">meta</text:span><text:span text:style-name="T445"><text:s/></text:span><text:span text:style-name="T446">name</text:span><text:span text:style-name="T447">=</text:span><text:span text:style-name="T448">"</text:span><text:span text:style-name="T449">description</text:span><text:span text:style-name="T450">"</text:span><text:span text:style-name="T451"><text:s/></text:span><text:span text:style-name="T452">content</text:span><text:span text:style-name="T453">=</text:span><text:span text:style-name="T454">"</text:span><text:span text:style-name="T455">Empowering Men - Stay updated with the latest news about life coaching and personal growth for boys and men.</text:span><text:span text:style-name="T456">"</text:span><text:span text:style-name="T457">&gt;</text:span></text:p>
      <text:p text:style-name="Normal"/>
      <text:p text:style-name="P458"/>
      <text:h text:style-name="Heading1" text:outline-level="1">References</text:h>
      <text:p text:style-name="Bibliography"><text:span text:style-name="T459">Anon., 2003.<text:s/></text:span><text:span text:style-name="T460">Google.<text:s/></text:span><text:span text:style-name="T461">[Online]<text:s/></text:span><text:span text:style-name="T462"><text:line-break/></text:span><text:span text:style-name="T463">Available at:<text:s/></text:span><text:span text:style-name="T464">https://www.google.com/search?gs_ssp=eJzj4tTP1TcwMU02T1JgNGB0YPBiS8_PT89JBQBASQXT&amp;q=google&amp;rlz=1C1CHBF_enZA1069ZA1069&amp;oq=google&amp;gs_lcrp=EgZjaHJvbWUqFQgBEC4YQxiDARjHARixAxjRAxiKBTIGCAAQRRg5MhUIARAuGEMYgwEYxwEYsQMY0QMYigUyBggCEEUYQDIGCAMQRRg8MgQIBBAFMgYIBRB</text:span><text:span text:style-name="T465"><text:line-break/></text:span><text:span text:style-name="T466">[Accessed 13 10 2023].</text:span></text:p>
      <text:p text:style-name="Bibliography"><text:span text:style-name="T467">Anon., 2023.<text:s/></text:span><text:span text:style-name="T468">Unsplash.<text:s/></text:span><text:span text:style-name="T469">[Online]<text:s/></text:span><text:span text:style-name="T470"><text:line-break/></text:span><text:span text:style-name="T471">Available at:<text:s/></text:span><text:span text:style-name="T472">https://unsplash.com/s/photos/background-image</text:span><text:span text:style-name="T473"><text:line-break/></text:span><text:span text:style-name="T474">[Accessed 1 09 2023].</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5%"/>
      <style:text-properties style:font-name="Calibri Light" style:font-name-asian="Times New Roman" style:font-name-complex="Times New Roman" fo:color="#2F5496" style:letter-kerning="false" fo:font-size="16pt" style:font-size-asian="16pt" style:font-size-complex="16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belo Samuel Mabaso</meta:initial-creator>
    <dc:creator>Kabelo Sibindi</dc:creator>
    <meta:creation-date>2023-09-10T11:56:00Z</meta:creation-date>
    <dc:date>2023-11-15T16:17:00Z</dc:date>
    <meta:template xlink:href="Normal" xlink:type="simple"/>
    <meta:editing-cycles>2</meta:editing-cycles>
    <meta:editing-duration>PT39060S</meta:editing-duration>
    <meta:document-statistic meta:page-count="11" meta:paragraph-count="26" meta:word-count="1967" meta:character-count="13158" meta:row-count="93" meta:non-whitespace-character-count="11217"/>
  </office:meta>
</office:document-meta>
</file>